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15" calcext:value-type="float">
            <text:p>715</text:p>
          </table:table-cell>
          <table:table-cell table:style-name="ce7" table:formula="of:=COUNTIF([.B7:.B999];&quot;X&quot;)" office:value-type="float" office:value="606" calcext:value-type="float">
            <text:p>606</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78" calcext:value-type="float">
            <text:p>78</text:p>
          </table:table-cell>
          <table:table-cell table:style-name="ce25" table:formula="of:=SUM([.B2:.F2])" office:value-type="float" office:value="758" calcext:value-type="float">
            <text:p>75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3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7">00/00/0000</text:date>, <text:time style:data-style-name="N2" text:time-value="21:07:47.26653619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27T21:08:46.922238059</dc:date>
    <meta:editing-duration>PT20H16M58S</meta:editing-duration>
    <meta:editing-cycles>703</meta:editing-cycles>
    <meta:document-statistic meta:table-count="1" meta:cell-count="4296" meta:object-count="0"/>
  </office:meta>
</office:document-meta>
</file>